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oper Black" svg:font-family="'Cooper Black'"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Eras Bold ITC" svg:font-family="'Eras Bold IT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1pt" style:font-size-asian="11pt" style:font-size-complex="11pt"/>
    </style:style>
    <style:style style:name="P3" style:family="paragraph" style:parent-style-name="Standard">
      <style:paragraph-properties fo:text-align="center" style:justify-single-word="false" style:writing-mode="lr-tb"/>
      <style:text-properties fo:color="#808080" style:font-name="Cooper Black" fo:font-size="16pt"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center" style:justify-single-word="false" style:writing-mode="lr-tb"/>
      <style:text-properties fo:color="#000000" style:font-name="Eras Bold ITC" fo:font-size="20pt" fo:font-style="normal" fo:font-weight="normal" style:font-size-asian="20pt" style:font-style-asian="normal" style:font-weight-asian="normal" style:font-size-complex="20pt" style:font-style-complex="normal" style:font-weight-complex="normal"/>
    </style:style>
    <style:style style:name="P5" style:family="paragraph" style:parent-style-name="Standard">
      <style:paragraph-properties fo:text-align="center" style:justify-single-word="false" style:writing-mode="lr-tb"/>
      <style:text-properties fo:color="#0000ff"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fo:background-color="#e6e6e6" style:writing-mode="lr-tb">
        <style:background-image/>
      </style:paragraph-properties>
      <style:text-properties fo:color="#000000" style:font-name="Comic Sans M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text-properties fo:font-size="11pt" style:font-size-asian="11pt" style:font-size-complex="11pt"/>
    </style:style>
    <style:style style:name="P8" style:family="paragraph" style:parent-style-name="Standard">
      <style:paragraph-properties style:writing-mode="lr-tb"/>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eed Reading</text:p>
      <text:p text:style-name="P4">Philosophy &amp; Method </text:p>
      <text:p text:style-name="P5"/>
      <text:p text:style-name="P2"/>
      <text:p text:style-name="P6">Philosophy <text:s/>&amp; <text:s/>Approaches</text:p>
      <text:p text:style-name="P2"/>
      <text:p text:style-name="P2">The speed reading is not about speedy reading - this is about a smart, preplanned, and strategic reading.</text:p>
      <text:p text:style-name="P2"/>
      <text:p text:style-name="P2">The "speed of life" should be adjusted to the speed of world comprehension and perception.</text:p>
      <text:p text:style-name="P2">Remember, this this works both way - you may increase your perception or slow down your "locomotion".</text:p>
      <text:p text:style-name="P2"/>
      <text:p text:style-name="P2">Use only natural capabilities of humans. If something is "enforced" it will go away immediately as the control of it is relaxed.</text:p>
      <text:p text:style-name="P2"/>
      <text:p text:style-name="P2">Analysis after every reading.</text:p>
      <text:p text:style-name="P2">"Recollect" the reading.</text:p>
      <text:p text:style-name="P2">Try to present the contents, meaning, purpose, positive and negative aspects.</text:p>
      <text:p text:style-name="P2">Purpose:</text:p>
      <text:p text:style-name="P2">a) develop analytical and critical thinking</text:p>
      <text:p text:style-name="P2">b) improve the perception and memory</text:p>
      <text:p text:style-name="P2"/>
      <text:p text:style-name="P2">[1] Passion, desire "to suck in" ("swallow", "drink") the contents, reading by heart</text:p>
      <text:p text:style-name="P2">[2] Concentration, focus, no distractions, increase the attention span</text:p>
      <text:p text:style-name="P2">[3] Widen and eye span, use peripheral vision</text:p>
      <text:p text:style-name="P2">[4] Use information streaming (from eyes directly to brain)</text:p>
      <text:p text:style-name="P2"/>
      <text:p text:style-name="P2">Brain and eyes are connected and dependent on each other.</text:p>
      <text:p text:style-name="P2">The brain processing the information with the speed supplied by eyes, and eyes supply information with the speed the brain wants them to.</text:p>
      <text:p text:style-name="P2"/>
      <text:p text:style-name="P2">Brain has ability to predict and "fill in" the missing words. Especially, using some hints (like peripheral vision which supplies elements of the patterns).</text:p>
      <text:p text:style-name="P2">Use it avoid moving eyes to the beginning and the end of the lines.</text:p>
      <text:p text:style-name="P2"/>
      <text:p text:style-name="P2">Train your</text:p>
      <text:p text:style-name="P2">a) attention (focus)</text:p>
      <text:p text:style-name="P2">b) concentration (attention span)</text:p>
      <text:p text:style-name="P2">c) memory</text:p>
      <text:p text:style-name="P2">d) perception.</text:p>
      <text:p text:style-name="P2"/>
      <text:p text:style-name="P2">Problems:</text:p>
      <text:p text:style-name="P2">[1] Lack of concentration</text:p>
      <text:p text:style-name="P2">[2] Short attention span</text:p>
      <text:p text:style-name="P2">[3] Delayed reaction to information perception</text:p>
      <text:p text:style-name="P2"/>
      <text:p text:style-name="P2">---------------------</text:p>
      <text:p text:style-name="P2"><text:span text:style-name="T1">Preparation</text:span>:</text:p>
      <text:p text:style-name="P2">[1] Eliminate distractions</text:p>
      <text:p text:style-name="P2">[2] Know the purpose of reading fast</text:p>
      <text:p text:style-name="P2">[3] Do 10 minute pre-read</text:p>
      <text:p text:style-name="P2">[4] Read key chapter</text:p>
      <text:p text:style-name="P2"><text:soft-page-break/><text:span text:style-name="T1">Actual reading</text:span>:</text:p>
      <text:p text:style-name="P2">[5] Raise the comfort level of speed (challenge yourself)</text:p>
      <text:p text:style-name="P2">[6] "Look for the gold"</text:p>
      <text:p text:style-name="P2">[7] Quit sub-vocalizing</text:p>
      <text:p text:style-name="P2">[8] Use pointing tools</text:p>
      <text:p text:style-name="P2">[9] Break the back-skip (returning back) habit</text:p>
      <text:p text:style-name="P2">[10] Eliminate "bus stops" (eye rests)</text:p>
      <text:p text:style-name="P2">[11] Use your peripheral vision (broader vision)</text:p>
      <text:p text:style-name="P2">[12] Take breaks</text:p>
      <text:p text:style-name="P2">[13] Set goals (time, number of pages, deadlines) (push yourself).</text:p>
      <text:p text:style-name="P2">At the end, the speed reading is a fun, game, and racing to the finish line and winning cup.</text:p>
      <text:p text:style-name="P2"/>
      <text:p text:style-name="P2">---------------------</text:p>
      <text:p text:style-name="P2">[1] Pre-reading</text:p>
      <text:p text:style-name="P2">[2] Relax (make reading a pleasure)</text:p>
      <text:p text:style-name="P2">[3] Focus on key words</text:p>
      <text:p text:style-name="P2">[4] Set goal and be determined</text:p>
      <text:p text:style-name="P2">[5] Increase your vocabulary</text:p>
      <text:p text:style-name="P2">[6] Widen the eye span</text:p>
      <text:p text:style-name="P2">[7] Practice, practice, practice</text:p>
      <text:p text:style-name="P2"/>
      <text:p text:style-name="P2"/>
      <text:p text:style-name="P2"/>
      <text:p text:style-name="P2"/>
      <text:p text:style-name="P2">---------------------</text:p>
      <text:p text:style-name="P2">[1] Raise the quantity of information you process at a time</text:p>
      <text:p text:style-name="P2">[2] Time yourself</text:p>
      <text:p text:style-name="P2">[3] Read, read, read</text:p>
      <text:p text:style-name="P2">[4] Keep plowing ahead </text:p>
      <text:p text:style-name="P2">[5] Move as fast as possible</text:p>
      <text:p text:style-name="P2"><text:s/></text:p>
      <text:p text:style-name="P2">---------------------</text:p>
      <text:p text:style-name="P2">[1] Pre-view the material</text:p>
      <text:p text:style-name="P2">[2] Read my multiple (5-6) words at a time</text:p>
      <text:p text:style-name="P2">[3] Train your eyes to keep moving, overcome the tendency to stop and fixate on individual words and thoughts</text:p>
      <text:p text:style-name="P2">[4] Chunking (blocks rather than individual words)</text:p>
      <text:p text:style-name="P2">[5] Use pacing device</text:p>
      <text:p text:style-name="P2">[6] Narrow the eyes motion (ideally, they just go down on the invisible line dividing the page vertically)</text:p>
      <text:p text:style-name="P2">Use ability of the brain to derived (guessed, predict) the "missing" words.</text:p>
      <text:p text:style-name="P2"/>
      <text:p text:style-name="P2">---------------------</text:p>
      <text:p text:style-name="P2">[1] Time your current reading speed</text:p>
      <text:p text:style-name="P2">[2] Stop re-reading words</text:p>
      <text:p text:style-name="P2">[3] Don't move your lips while read</text:p>
      <text:p text:style-name="P2">[4] Skim first. (Make sure that you really need to read this)</text:p>
      <text:p text:style-name="P2">[5] Scan first</text:p>
      <text:p text:style-name="P2"/>
      <text:p text:style-name="P2">---------------------</text:p>
      <text:p text:style-name="P2"><text:span text:style-name="T1">Exercise</text:span>: "Chunking"</text:p>
      <text:p text:style-name="P2">Divide the text on block of words (or arrange those groups in lines)</text:p>
      <text:p text:style-name="P2">Try to take the words between the marks at one glance without subvocalizing them.</text:p>
      <text:p text:style-name="P2">Increase the size of the chunk (up to 6 words).</text:p>
      <text:p text:style-name="P2"/>
      <text:p text:style-name="P2"><text:soft-page-break/><text:span text:style-name="T1">Exercise</text:span>: "Singe-eye-span"</text:p>
      <text:p text:style-name="P2">Divide the text on block of words.</text:p>
      <text:p text:style-name="P2"/>
      <text:p text:style-name="P2"><text:span text:style-name="T1">Exercise</text:span>: "Scanning"</text:p>
      <text:p text:style-name="P2">Count a number of times a particular word appears on the page.</text:p>
      <text:p text:style-name="P2">Purpose:</text:p>
      <text:p text:style-name="P2">a) sharpen mental focus</text:p>
      <text:p text:style-name="P2">b) develop good visual habits</text:p>
      <text:p text:style-name="P2"/>
      <text:p text:style-name="P2"><text:span text:style-name="T1">Exercise</text:span>: "Skimming"</text:p>
      <text:p text:style-name="P2">Read selected portion of text and try to understand its major ideas and supporting points.</text:p>
      <text:p text:style-name="P2">Make predictions and verify (by reading) if they are true.</text:p>
      <text:p text:style-name="P2">Purpose:</text:p>
      <text:p text:style-name="P2">xxx</text:p>
      <text:p text:style-name="P2"/>
      <text:p text:style-name="P2"><text:span text:style-name="T1">Exercise</text:span>: "Hyperspeed"</text:p>
      <text:p text:style-name="P2">Stretch your reading speed to extreme (e.g. during warm-up = pre-reading)</text:p>
      <text:p text:style-name="P2">Purpose:</text:p>
      <text:p text:style-name="P2">a) Increase the working mental speed</text:p>
      <text:p text:style-name="P2"/>
      <text:p text:style-name="P2"/>
      <text:p text:style-name="P2"/>
      <text:p text:style-name="P2"/>
      <text:p text:style-name="P2"><text:span text:style-name="T1">Exercise</text:span>: "Word counting"</text:p>
      <text:p text:style-name="P2">Count number of words while reading</text:p>
      <text:p text:style-name="P2">Purpose:</text:p>
      <text:p text:style-name="P2">a) "Combat" the vocalizing the words</text:p>
      <text:p text:style-name="P2">b) Develop the direct perception (eyes =&gt; brain)</text:p>
      <text:p text:style-name="P2"/>
      <text:p text:style-name="P2"><text:span text:style-name="T1">Exercise</text:span>: "Word streaming"</text:p>
      <text:p text:style-name="P2">Using the special program, which "pumps" the words or phrases at the predefined speed (generates the stream).</text:p>
      <text:p text:style-name="P2">Similarly, watch the movies with the subtitles.</text:p>
      <text:p text:style-name="P2">Purpose:</text:p>
      <text:p text:style-name="P2">a) Non-stop reading (no fall-backs)</text:p>
      <text:p text:style-name="P2">b) Developing reading speed</text:p>
      <text:p text:style-name="P2"/>
      <text:p text:style-name="P2"><text:span text:style-name="T1">Exercise</text:span>: "Snapshots of objects"</text:p>
      <text:p text:style-name="P2">Make "snapshots" of the objects (several seconds), then close the eyes and try to describe them is details.</text:p>
      <text:p text:style-name="P2">Purpose:</text:p>
      <text:p text:style-name="P2">a) Advance the perception quality and speed</text:p>
      <text:p text:style-name="P2"/>
      <text:p text:style-name="P2"><text:span text:style-name="T1">Exercise</text:span>: "Analysis of relations - 1"</text:p>
      <text:p text:style-name="P2">Make "snapshots" of the objects (several seconds), then close the eyes and try to describe all its qualities and relations with the surroundings.</text:p>
      <text:p text:style-name="P2">Purpose:</text:p>
      <text:p text:style-name="P2">a) Advance the perception depth</text:p>
      <text:p text:style-name="P2"/>
      <text:p text:style-name="P2"><text:span text:style-name="T1">Exercise</text:span>: "Meditate on an object"</text:p>
      <text:p text:style-name="P2">Focus on the object and try to "go as deep inside of it as possible". Keep the focus as long as possible.</text:p>
      <text:p text:style-name="P2">Purpose:</text:p>
      <text:p text:style-name="P2">a) Focus and attention improvement</text:p>
      <text:p text:style-name="P2"/>
      <text:p text:style-name="P2"><text:span text:style-name="T1">Exercise</text:span>: "Reading by blocks"</text:p>
      <text:p text:style-name="P2"><text:soft-page-break/>Make snapshot of a block of text, and <text:s/>try to understand the meaning and the information it provides.</text:p>
      <text:p text:style-name="P2">Purpose:</text:p>
      <text:p text:style-name="P2">a) Perception training</text:p>
      <text:p text:style-name="P2"/>
      <text:p text:style-name="P2"><text:span text:style-name="T1">Exercise</text:span>: "Analysis of relations - "Crime" Detective"</text:p>
      <text:p text:style-name="P2">Make "snapshots" of the objects (several seconds), then close the eyes and try to describe all its qualities, <text:s/>relations with the surroundings, meaning and purpose, the history (past) and the future of the object.</text:p>
      <text:p text:style-name="P2">Purpose:</text:p>
      <text:p text:style-name="P2">a) Advance the perception depth</text:p>
      <text:p text:style-name="P2"/>
      <text:p text:style-name="P2"/>
      <text:p text:style-name="P2"/>
      <text:p text:style-name="P2"/>
      <text:p text:style-name="P2"/>
      <text:p text:style-name="P6">Speed Reading Software Program</text:p>
      <text:p text:style-name="P6">Requirements &amp; Methods</text:p>
      <text:p text:style-name="P2"/>
      <text:p text:style-name="P2">1. Flash words and phrases.</text:p>
      <text:p text:style-name="P2">2. Flash double-line sentences.</text:p>
      <text:p text:style-name="P2">3. Eye training</text:p>
      <text:p text:style-name="P2"/>
      <text:p text:style-name="P2">Goals:</text:p>
      <text:p text:style-name="P2">1. Visual (photographic) reading</text:p>
      <text:p text:style-name="P2">2. Instant comprehension</text:p>
      <text:p text:style-name="P2">3. Eyes training and exercising</text:p>
      <text:p text:style-name="P2">4. Brain training and exercising</text:p>
      <text:p text:style-name="P2">5. Changing contents and types of exercises to avoid the brain to adjust to specific patterns.</text:p>
      <text:p text:style-name="P2"/>
      <text:p text:style-name="P2"/>
      <text:p text:style-name="P2">Use human's "design features":</text:p>
      <text:p text:style-name="P2">1. Eyes follow the moving objects</text:p>
      <text:p text:style-name="P2">2. Start-stop mode (taking snapshots of the environment and analyze it).</text:p>
      <text:p text:style-name="P2">3. Repetition as a method of memorizing and creating internal (in brain) filters and patterns.</text:p>
      <text:p text:style-name="P2">4. Search for new information (delta) rather than just always doing things from scratch.</text:p>
      <text:p text:style-name="P2">5. Variable time spent for different sort of information</text:p>
      <text:p text:style-name="P2">6. Use emotions to amplify and broaden the information gathering channels.</text:p>
      <text:p text:style-name="P2">7. Make breaks and have rest periodically (to collect energy and complete analysis of the collected info)</text:p>
      <text:p text:style-name="P2">8. Search for information (read) what you are really interested the most at the moment.</text:p>
      <text:p text:style-name="P2"/>
      <text:p text:style-name="P2">Techniques (training):</text:p>
      <text:p text:style-name="P2">1. a) Reading a page with two-(or three-) lines per stop, then</text:p>
      <text:p text:style-name="P2"><text:s text:c="4"/>b) repeat it with one-line-per-stop, then</text:p>
      <text:p text:style-name="P2"><text:s text:c="4"/>c) then repeat it with two-stops-per-line.</text:p>
      <text:p text:style-name="P2">This will apply variable reading...</text:p>
      <text:p text:style-name="P2"/>
      <text:p text:style-name="P2">Actually, this is bad idea. Why? You cannot fool the brain -- if it expect that the page will be re-read, it will not focus on the first read. Conversely, if you read it only once (and this is your only chance to get that info), the brain will focus and try to catch the contents.</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Method</text:p>
      <text:p text:style-name="P1"/>
      <text:p text:style-name="P7">xxx</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Notes</text:p>
      <text:p text:style-name="P2"/>
      <text:p text:style-name="P2">[N1] Do not pronounce read words. To prevent that temptation read(stream words) faster than you can repeat them in your mind.</text:p>
      <text:p text:style-name="P2"/>
      <text:p text:style-name="P2">[N2] To facilitate the focus, create "motion picture" (cartoon) (event flow) from the steamed words.</text:p>
      <text:p text:style-name="P2"/>
      <text:p text:style-name="P2">[N3] To remember you have to image the object (to transfer the real object into your long-term memory). You need to work it out -- not just brush it off quickly. Focus, put energy into remembering. It takes 5-10 sec to transfer the information into the long-term memory. If shorter -- the transaction may not be complete.</text:p>
      <text:p text:style-name="P2">So, don't be in a hurry (don't rush), focus, analyze, repeat, </text:p>
      <text:p text:style-name="P2"/>
      <text:p text:style-name="P2">[N4] Remembering includes:</text:p>
      <text:p text:style-name="P2">1. Capturing the external pattern in the short-term memory (STM)</text:p>
      <text:p text:style-name="P2">2. Transferring the the pattern from the STM to the LTM</text:p>
      <text:p text:style-name="P2"/>
      <text:p text:style-name="P2">The ST-Memory cannot hold more than 7 item. Transferring from STM to LTM takes time (1-2 sec for known objects (updates) and 8-10 sec for knew objects). Meaning that an object should be retained in the STM for the time not shorter than necessary for transferring it to the LTM.</text:p>
      <text:p text:style-name="P2"/>
      <text:p text:style-name="P2">[N5] Memory and brain needs exercising. The same way like muscles. Nature destroys everything what is not used (violates its 1st Law -- the Law of Dynamic).</text:p>
      <text:p text:style-name="P2"/>
      <text:p text:style-name="P2">[N6] Enhancing memory</text:p>
      <text:p text:style-name="P2">1. Reduce stress (neurotoxins, sleep, neurotransmitters, ...)</text:p>
      <text:p text:style-name="P2">2. Exercising</text:p>
      <text:p text:style-name="P2">3. Breathing (oxygen)</text:p>
      <text:p text:style-name="P2">4. Eating (balance diet, ...)</text:p>
      <text:p text:style-name="P2">5. Iron (50 mgramms) (nuts)</text:p>
      <text:p text:style-name="P2">6. Vitamin A (antioxidant, ...), B (neurotransmitter, metabolism, ...), </text:p>
      <text:p text:style-name="P2"/>
      <text:p text:style-name="P2">[N7] Studies</text:p>
      <text:p text:style-name="P2">1. All destructions should be removed</text:p>
      <text:p text:style-name="P2">2. Try to excel in everything you do (maintain a list of successes)</text:p>
      <text:p text:style-name="P2">3. Always has goals and plan of actions (studies).</text:p>
      <text:p text:style-name="P2">4. Take breaks (brain require rest like muscles and all other organs -- it cannot operate at high performance all the time)</text:p>
      <text:p text:style-name="P2">Do not stop if you on a roll.</text:p>
      <text:p text:style-name="P2"/>
      <text:p text:style-name="P2">[N8] Do things fast (at the highest speed), but do not be in a hurry.</text:p>
      <text:p text:style-name="P2">It is better do not act than to act slow. Because, it brings a degrading traning.</text:p>
      <text:p text:style-name="P2"/>
      <text:p text:style-name="P2">[N9] Change activity -- switch from using one group of organs to another (e.g. brain and muscles, ...). You will have optimal performance during a day then.</text:p>
      <text:p text:style-name="P2"/>
      <text:p text:style-name="P2"/>
      <text:p text:style-name="P2"/>
      <text:p text:style-name="P2"/>
      <text:p text:style-name="P2"/>
      <text:p text:style-name="P2"/>
      <text:p text:style-name="P2"/>
      <text:p text:style-name="P2"/>
      <text:p text:style-name="P2"/>
      <text:p text:style-name="P2"><text:soft-page-break/><text:tab/>01-July-2011, Fr</text:p>
      <text:p text:style-name="P2"/>
      <text:p text:style-name="P2"><text:span text:style-name="T2">[N1]</text:span> There are no miracle and "free lunch" in Speed Reading. The increase of speed comes from the following:</text:p>
      <text:p text:style-name="P2">a) Better focus and concentration (attention) and, thus, filtering data from noise.</text:p>
      <text:p text:style-name="P2">This comes from better motivation and desires to get the information.</text:p>
      <text:p text:style-name="P2"/>
      <text:p text:style-name="P2">b) Perception of the higher-level information (skipping the stage of determining meaning of separate words and then integrating them into the higher-level data).</text:p>
      <text:p text:style-name="P2"/>
      <text:p text:style-name="P2">c) Preparedness of the brain structures (the pre-reading helps to create the neuron nets prio to actual reading thus instead of creating new structures at runtime it is more like an update of them).</text:p>
      <text:p text:style-name="P2"/>
      <text:p text:style-name="P2">d) The perception comes not from sounds but from images of words.</text:p>
      <text:p text:style-name="P2">Image processing is faster because it uses significantly bigger size of the brain for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oper Black" svg:font-family="'Cooper Black'"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Eras Bold ITC" svg:font-family="'Eras Bold IT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Yuri Tolstov</dc:creator>
    <dc:date>2011-07-01T10:27:40.38</dc:date>
    <meta:editing-cycles>104</meta:editing-cycles>
    <meta:editing-duration>PT3H48M56S</meta:editing-duration>
    <meta:document-statistic meta:table-count="0" meta:image-count="0" meta:object-count="0" meta:page-count="8" meta:paragraph-count="190" meta:word-count="1598" meta:character-count="9712"/>
    <meta:user-defined meta:name="Info 1"/>
    <meta:user-defined meta:name="Info 2"/>
    <meta:user-defined meta:name="Info 3"/>
    <meta:user-defined meta:name="Info 4"/>
  </office:meta>
</office:document-meta>
</file>